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3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0" style:family="table-cell" style:parent-style-name="Default" style:data-style-name="N4">
      <style:table-cell-properties style:vertical-align="top"/>
      <style:text-properties style:use-window-font-color="true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24" style:family="table-cell" style:parent-style-name="Default">
      <style:table-cell-properties fo:wrap-option="wrap" style:vertical-align="top"/>
      <style:text-properties style:use-window-font-color="true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1"/>
        <table:table-column table:style-name="co9" table:default-cell-style-name="ce1"/>
        <table:table-column table:style-name="co3" table:default-cell-style-name="ce45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FT</text:p>
          </table:table-cell>
          <table:table-cell table:style-name="ce47" table:formula="of:=VLOOKUP([.B3];['Meta Data'.A5:.B7]; 2;0)" office:value-type="float" office:value="4" calcext:value-type="float">
            <text:p>4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IBM&quot;;Identifiers; [.$C$3];0)" office:value-type="string" office:string-value="IBM:NYQ" calcext:value-type="string">
            <text:p>IBM:NYQ</text:p>
          </table:table-cell>
          <table:table-cell table:style-name="ce3"/>
          <table:table-cell table:style-name="ce50" table:formula="of:=VLOOKUP(&quot;INTC&quot;;Identifiers; [.$C$3];0)" office:value-type="string" office:string-value="INTC:NSQ" calcext:value-type="string">
            <text:p>INTC:NSQ</text:p>
          </table:table-cell>
          <table:table-cell table:style-name="ce3"/>
          <table:table-cell table:style-name="ce50" table:formula="of:=VLOOKUP(&quot;VOD&quot;;Identifiers; [.$C$3];0)" office:value-type="string" office:string-value="VOD:LSE" calcext:value-type="string">
            <text:p>VOD:LSE</text:p>
          </table:table-cell>
          <table:table-cell table:style-name="ce3"/>
          <table:table-cell table:style-name="ce50" table:formula="of:=VLOOKUP(&quot;SAP&quot;;Identifiers; [.$C$3];0)" office:value-type="string" office:string-value="SAPX:GER" calcext:value-type="string">
            <text:p>SAPX:GER</text:p>
          </table:table-cell>
          <table:table-cell table:style-name="ce3"/>
          <table:table-cell table:style-name="ce50" table:formula="of:=VLOOKUP(&quot;6503&quot;;Identifiers; [.$C$3];0)" office:value-type="string" office:string-value="6503:TYO" calcext:value-type="string">
            <text:p>6503:TYO</text:p>
          </table:table-cell>
          <table:table-cell table:style-name="ce3"/>
          <table:table-cell table:style-name="ce50" table:formula="of:=VLOOKUP(&quot;VFIAX&quot;;Identifiers; [.$C$3];0)" office:value-type="string" office:string-value="VFIAX" calcext:value-type="string">
            <text:p>VFIAX</text:p>
          </table:table-cell>
          <table:table-cell table:style-name="ce3"/>
          <table:table-cell table:style-name="ce5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3"/>
          <table:table-cell table:style-name="ce5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B8];[.$B$3]))" office:value-type="float" office:value="120.56" calcext:value-type="float">
            <text:p>120.56</text:p>
          </table:table-cell>
          <table:table-cell table:style-name="ce7"/>
          <table:table-cell table:style-name="ce49" table:formula="of:=IF([.G$5]=0;&quot;&quot;;COM.FINANCIALS.GETINFO.PYTHON.FINANCIALSIMPL.GETREALTIME([.G$5];[.$B8];[.$B$3]))" office:value-type="float" office:value="48.96" calcext:value-type="float">
            <text:p>48.96</text:p>
          </table:table-cell>
          <table:table-cell table:style-name="ce7"/>
          <table:table-cell table:style-name="ce49" table:formula="of:=IF([.I$5]=0;&quot;&quot;;COM.FINANCIALS.GETINFO.PYTHON.FINANCIALSIMPL.GETREALTIME([.I$5];[.$B8];[.$B$3]))" office:value-type="float" office:value="109.42" calcext:value-type="float">
            <text:p>109.42</text:p>
          </table:table-cell>
          <table:table-cell table:style-name="ce7"/>
          <table:table-cell table:style-name="ce49" table:formula="of:=IF([.K$5]=0;&quot;&quot;;COM.FINANCIALS.GETINFO.PYTHON.FINANCIALSIMPL.GETREALTIME([.K$5];[.$B8];[.$B$3]))" office:value-type="float" office:value="136.02" calcext:value-type="float">
            <text:p>136.02</text:p>
          </table:table-cell>
          <table:table-cell table:style-name="ce7"/>
          <table:table-cell table:style-name="ce49" table:formula="of:=IF([.M$5]=0;&quot;&quot;;COM.FINANCIALS.GETINFO.PYTHON.FINANCIALSIMPL.GETREALTIME([.M$5];[.$B8];[.$B$3]))" office:value-type="float" office:value="1482.5" calcext:value-type="float">
            <text:p>1482.5</text:p>
          </table:table-cell>
          <table:table-cell table:style-name="ce7"/>
          <table:table-cell table:style-name="ce4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B9];[.$B$3]))" office:value-type="float" office:value="122.53" calcext:value-type="float">
            <text:p>122.53</text:p>
          </table:table-cell>
          <table:table-cell table:style-name="ce7"/>
          <table:table-cell table:style-name="ce49" table:formula="of:=IF([.G$5]=0;&quot;&quot;;COM.FINANCIALS.GETINFO.PYTHON.FINANCIALSIMPL.GETREALTIME([.G$5];[.$B9];[.$B$3]))" office:value-type="float" office:value="50" calcext:value-type="float">
            <text:p>50</text:p>
          </table:table-cell>
          <table:table-cell table:style-name="ce7"/>
          <table:table-cell table:style-name="ce49" table:formula="of:=IF([.I$5]=0;&quot;&quot;;COM.FINANCIALS.GETINFO.PYTHON.FINANCIALSIMPL.GETREALTIME([.I$5];[.$B9];[.$B$3]))" office:value-type="float" office:value="110" calcext:value-type="float">
            <text:p>110</text:p>
          </table:table-cell>
          <table:table-cell table:style-name="ce7"/>
          <table:table-cell table:style-name="ce49" table:formula="of:=IF([.K$5]=0;&quot;&quot;;COM.FINANCIALS.GETINFO.PYTHON.FINANCIALSIMPL.GETREALTIME([.K$5];[.$B9];[.$B$3]))" office:value-type="float" office:value="136.5" calcext:value-type="float">
            <text:p>136.5</text:p>
          </table:table-cell>
          <table:table-cell table:style-name="ce7"/>
          <table:table-cell table:style-name="ce49" table:formula="of:=IF([.M$5]=0;&quot;&quot;;COM.FINANCIALS.GETINFO.PYTHON.FINANCIALSIMPL.GETREALTIME([.M$5];[.$B9];[.$B$3]))" office:value-type="float" office:value="1483" calcext:value-type="float">
            <text:p>1483</text:p>
          </table:table-cell>
          <table:table-cell table:style-name="ce7"/>
          <table:table-cell table:style-name="ce4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B10];[.$B$3]))" office:value-type="float" office:value="-1.7" calcext:value-type="float">
            <text:p>-1.7</text:p>
          </table:table-cell>
          <table:table-cell table:style-name="ce7"/>
          <table:table-cell table:style-name="ce49" table:formula="of:=IF([.G$5]=0;&quot;&quot;;COM.FINANCIALS.GETINFO.PYTHON.FINANCIALSIMPL.GETREALTIME([.G$5];[.$B10];[.$B$3]))" office:value-type="float" office:value="-0.66" calcext:value-type="float">
            <text:p>-0.66</text:p>
          </table:table-cell>
          <table:table-cell table:style-name="ce7"/>
          <table:table-cell table:style-name="ce49" table:formula="of:=IF([.I$5]=0;&quot;&quot;;COM.FINANCIALS.GETINFO.PYTHON.FINANCIALSIMPL.GETREALTIME([.I$5];[.$B10];[.$B$3]))" office:value-type="float" office:value="0.6" calcext:value-type="float">
            <text:p>0.6</text:p>
          </table:table-cell>
          <table:table-cell table:style-name="ce7"/>
          <table:table-cell table:style-name="ce49" table:formula="of:=IF([.K$5]=0;&quot;&quot;;COM.FINANCIALS.GETINFO.PYTHON.FINANCIALSIMPL.GETREALTIME([.K$5];[.$B10];[.$B$3]))" office:value-type="float" office:value="-0.6" calcext:value-type="float">
            <text:p>-0.6</text:p>
          </table:table-cell>
          <table:table-cell table:style-name="ce7"/>
          <table:table-cell table:style-name="ce49" table:formula="of:=IF([.M$5]=0;&quot;&quot;;COM.FINANCIALS.GETINFO.PYTHON.FINANCIALSIMPL.GETREALTIME([.M$5];[.$B10];[.$B$3]))" office:value-type="float" office:value="2" calcext:value-type="float">
            <text:p>2</text:p>
          </table:table-cell>
          <table:table-cell table:style-name="ce7"/>
          <table:table-cell table:style-name="ce49" table:formula="of:=IF([.O$5]=0;&quot;&quot;;COM.FINANCIALS.GETINFO.PYTHON.FINANCIALSIMPL.GETREALTIME([.O$5];[.$B10];[.$B$3]))" office:value-type="float" office:value="-5.52" calcext:value-type="float">
            <text:p>-5.52</text:p>
          </table:table-cell>
          <table:table-cell table:style-name="ce7"/>
          <table:table-cell table:style-name="ce49" table:formula="of:=IF([.Q$5]=0;&quot;&quot;;COM.FINANCIALS.GETINFO.PYTHON.FINANCIALSIMPL.GETREALTIME([.Q$5];[.$B10];[.$B$3]))" office:value-type="float" office:value="0.05" calcext:value-type="float">
            <text:p>0.05</text:p>
          </table:table-cell>
          <table:table-cell table:style-name="ce7"/>
          <table:table-cell table:style-name="ce49" table:formula="of:=IF([.S$5]=0;&quot;&quot;;COM.FINANCIALS.GETINFO.PYTHON.FINANCIALSIMPL.GETREALTIME([.S$5];[.$B10];[.$B$3]))" office:value-type="float" office:value="0.14" calcext:value-type="float">
            <text:p>0.1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B11];[.$B$3]))" office:value-type="string" office:string-value="2020-09-10" calcext:value-type="string">
            <text:p>2020-09-10</text:p>
          </table:table-cell>
          <table:table-cell table:style-name="ce7"/>
          <table:table-cell table:style-name="ce49" table:formula="of:=IF([.G$5]=0;&quot;&quot;;COM.FINANCIALS.GETINFO.PYTHON.FINANCIALSIMPL.GETREALTIME([.G$5];[.$B11];[.$B$3]))" office:value-type="string" office:string-value="2020-09-10" calcext:value-type="string">
            <text:p>2020-09-10</text:p>
          </table:table-cell>
          <table:table-cell table:style-name="ce7"/>
          <table:table-cell table:style-name="ce49" table:formula="of:=IF([.I$5]=0;&quot;&quot;;COM.FINANCIALS.GETINFO.PYTHON.FINANCIALSIMPL.GETREALTIME([.I$5];[.$B11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K$5]=0;&quot;&quot;;COM.FINANCIALS.GETINFO.PYTHON.FINANCIALSIMPL.GETREALTIME([.K$5];[.$B11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M$5]=0;&quot;&quot;;COM.FINANCIALS.GETINFO.PYTHON.FINANCIALSIMPL.GETREALTIME([.M$5];[.$B11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O$5]=0;&quot;&quot;;COM.FINANCIALS.GETINFO.PYTHON.FINANCIALSIMPL.GETREALTIME([.O$5];[.$B11];[.$B$3]))" office:value-type="string" office:string-value="2020-09-10" calcext:value-type="string">
            <text:p>2020-09-10</text:p>
          </table:table-cell>
          <table:table-cell table:style-name="ce7"/>
          <table:table-cell table:style-name="ce49" table:formula="of:=IF([.Q$5]=0;&quot;&quot;;COM.FINANCIALS.GETINFO.PYTHON.FINANCIALSIMPL.GETREALTIME([.Q$5];[.$B11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S$5]=0;&quot;&quot;;COM.FINANCIALS.GETINFO.PYTHON.FINANCIALSIMPL.GETREALTIME([.S$5];[.$B11];[.$B$3]))" office:value-type="string" office:string-value="2020-09-11" calcext:value-type="string">
            <text:p>2020-09-11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7"/>
          <table:table-cell table:style-name="ce4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7"/>
          <table:table-cell table:style-name="ce49" table:formula="of:=IF([.I$5]=0;&quot;&quot;;COM.FINANCIALS.GETINFO.PYTHON.FINANCIALSIMPL.GETREALTIME([.I$5];[.$B12];[.$B$3]))" office:value-type="string" office:string-value="12:50:00" calcext:value-type="string">
            <text:p>12:50:00</text:p>
          </table:table-cell>
          <table:table-cell table:style-name="ce7"/>
          <table:table-cell table:style-name="ce49" table:formula="of:=IF([.K$5]=0;&quot;&quot;;COM.FINANCIALS.GETINFO.PYTHON.FINANCIALSIMPL.GETREALTIME([.K$5];[.$B12];[.$B$3]))" office:value-type="string" office:string-value="12:50:00" calcext:value-type="string">
            <text:p>12:50:00</text:p>
          </table:table-cell>
          <table:table-cell table:style-name="ce7"/>
          <table:table-cell table:style-name="ce4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7"/>
          <table:table-cell table:style-name="ce4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B12];[.$B$3]))" office:value-type="string" office:string-value="12:47:00" calcext:value-type="string">
            <text:p>12:47:00</text:p>
          </table:table-cell>
          <table:table-cell table:style-name="ce7"/>
          <table:table-cell table:style-name="ce49" table:formula="of:=IF([.S$5]=0;&quot;&quot;;COM.FINANCIALS.GETINFO.PYTHON.FINANCIALSIMPL.GETREALTIME([.S$5];[.$B12];[.$B$3]))" office:value-type="string" office:string-value="12:12:00" calcext:value-type="string">
            <text:p>12:12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B13];[.$B$3]))" office:value-type="float" office:value="-1.39" calcext:value-type="float">
            <text:p>-1.39</text:p>
          </table:table-cell>
          <table:table-cell table:style-name="ce7"/>
          <table:table-cell table:style-name="ce49" table:formula="of:=IF([.G$5]=0;&quot;&quot;;COM.FINANCIALS.GETINFO.PYTHON.FINANCIALSIMPL.GETREALTIME([.G$5];[.$B13];[.$B$3]))" office:value-type="float" office:value="-1.33" calcext:value-type="float">
            <text:p>-1.33</text:p>
          </table:table-cell>
          <table:table-cell table:style-name="ce7"/>
          <table:table-cell table:style-name="ce49" table:formula="of:=IF([.I$5]=0;&quot;&quot;;COM.FINANCIALS.GETINFO.PYTHON.FINANCIALSIMPL.GETREALTIME([.I$5];[.$B13];[.$B$3]))" office:value-type="float" office:value="0.55" calcext:value-type="float">
            <text:p>0.55</text:p>
          </table:table-cell>
          <table:table-cell table:style-name="ce7"/>
          <table:table-cell table:style-name="ce49" table:formula="of:=IF([.K$5]=0;&quot;&quot;;COM.FINANCIALS.GETINFO.PYTHON.FINANCIALSIMPL.GETREALTIME([.K$5];[.$B13];[.$B$3]))" office:value-type="float" office:value="-0.44" calcext:value-type="float">
            <text:p>-0.44</text:p>
          </table:table-cell>
          <table:table-cell table:style-name="ce7"/>
          <table:table-cell table:style-name="ce49" table:formula="of:=IF([.M$5]=0;&quot;&quot;;COM.FINANCIALS.GETINFO.PYTHON.FINANCIALSIMPL.GETREALTIME([.M$5];[.$B13];[.$B$3]))" office:value-type="float" office:value="0.13" calcext:value-type="float">
            <text:p>0.13</text:p>
          </table:table-cell>
          <table:table-cell table:style-name="ce7"/>
          <table:table-cell table:style-name="ce49" table:formula="of:=IF([.O$5]=0;&quot;&quot;;COM.FINANCIALS.GETINFO.PYTHON.FINANCIALSIMPL.GETREALTIME([.O$5];[.$B13];[.$B$3]))" office:value-type="float" office:value="-1.75" calcext:value-type="float">
            <text:p>-1.75</text:p>
          </table:table-cell>
          <table:table-cell table:style-name="ce7"/>
          <table:table-cell table:style-name="ce49" table:formula="of:=IF([.Q$5]=0;&quot;&quot;;COM.FINANCIALS.GETINFO.PYTHON.FINANCIALSIMPL.GETREALTIME([.Q$5];[.$B13];[.$B$3]))" office:value-type="float" office:value="0.18" calcext:value-type="float">
            <text:p>0.18</text:p>
          </table:table-cell>
          <table:table-cell table:style-name="ce7"/>
          <table:table-cell table:style-name="ce49" table:formula="of:=IF([.S$5]=0;&quot;&quot;;COM.FINANCIALS.GETINFO.PYTHON.FINANCIALSIMPL.GETREALTIME([.S$5];[.$B13];[.$B$3]))" office:value-type="float" office:value="0.19" calcext:value-type="float">
            <text:p>0.1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B14];[.$B$3]))" office:value-type="float" office:value="120.24" calcext:value-type="float">
            <text:p>120.24</text:p>
          </table:table-cell>
          <table:table-cell table:style-name="ce7"/>
          <table:table-cell table:style-name="ce49" table:formula="of:=IF([.G$5]=0;&quot;&quot;;COM.FINANCIALS.GETINFO.PYTHON.FINANCIALSIMPL.GETREALTIME([.G$5];[.$B14];[.$B$3]))" office:value-type="float" office:value="48.71" calcext:value-type="float">
            <text:p>48.71</text:p>
          </table:table-cell>
          <table:table-cell table:style-name="ce7"/>
          <table:table-cell table:style-name="ce49" table:formula="of:=IF([.I$5]=0;&quot;&quot;;COM.FINANCIALS.GETINFO.PYTHON.FINANCIALSIMPL.GETREALTIME([.I$5];[.$B14];[.$B$3]))" office:value-type="float" office:value="109.26" calcext:value-type="float">
            <text:p>109.26</text:p>
          </table:table-cell>
          <table:table-cell table:style-name="ce7"/>
          <table:table-cell table:style-name="ce49" table:formula="of:=IF([.K$5]=0;&quot;&quot;;COM.FINANCIALS.GETINFO.PYTHON.FINANCIALSIMPL.GETREALTIME([.K$5];[.$B14];[.$B$3]))" office:value-type="float" office:value="134.46" calcext:value-type="float">
            <text:p>134.46</text:p>
          </table:table-cell>
          <table:table-cell table:style-name="ce7"/>
          <table:table-cell table:style-name="ce49" table:formula="of:=IF([.M$5]=0;&quot;&quot;;COM.FINANCIALS.GETINFO.PYTHON.FINANCIALSIMPL.GETREALTIME([.M$5];[.$B14];[.$B$3]))" office:value-type="float" office:value="1461" calcext:value-type="float">
            <text:p>1461</text:p>
          </table:table-cell>
          <table:table-cell table:style-name="ce7"/>
          <table:table-cell table:style-name="ce4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B15];[.$B$3]))" office:value-type="float" office:value="123.58" calcext:value-type="float">
            <text:p>123.58</text:p>
          </table:table-cell>
          <table:table-cell table:style-name="ce7"/>
          <table:table-cell table:style-name="ce49" table:formula="of:=IF([.G$5]=0;&quot;&quot;;COM.FINANCIALS.GETINFO.PYTHON.FINANCIALSIMPL.GETREALTIME([.G$5];[.$B15];[.$B$3]))" office:value-type="float" office:value="50.09" calcext:value-type="float">
            <text:p>50.09</text:p>
          </table:table-cell>
          <table:table-cell table:style-name="ce7"/>
          <table:table-cell table:style-name="ce49" table:formula="of:=IF([.I$5]=0;&quot;&quot;;COM.FINANCIALS.GETINFO.PYTHON.FINANCIALSIMPL.GETREALTIME([.I$5];[.$B15];[.$B$3]))" office:value-type="float" office:value="110.4" calcext:value-type="float">
            <text:p>110.4</text:p>
          </table:table-cell>
          <table:table-cell table:style-name="ce7"/>
          <table:table-cell table:style-name="ce49" table:formula="of:=IF([.K$5]=0;&quot;&quot;;COM.FINANCIALS.GETINFO.PYTHON.FINANCIALSIMPL.GETREALTIME([.K$5];[.$B15];[.$B$3]))" office:value-type="float" office:value="136.9" calcext:value-type="float">
            <text:p>136.9</text:p>
          </table:table-cell>
          <table:table-cell table:style-name="ce7"/>
          <table:table-cell table:style-name="ce49" table:formula="of:=IF([.M$5]=0;&quot;&quot;;COM.FINANCIALS.GETINFO.PYTHON.FINANCIALSIMPL.GETREALTIME([.M$5];[.$B15];[.$B$3]))" office:value-type="float" office:value="1488" calcext:value-type="float">
            <text:p>1488</text:p>
          </table:table-cell>
          <table:table-cell table:style-name="ce7"/>
          <table:table-cell table:style-name="ce4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B16];[.$B$3]))" office:value-type="float" office:value="120.56" calcext:value-type="float">
            <text:p>120.56</text:p>
          </table:table-cell>
          <table:table-cell table:style-name="ce7"/>
          <table:table-cell table:style-name="ce49" table:formula="of:=IF([.G$5]=0;&quot;&quot;;COM.FINANCIALS.GETINFO.PYTHON.FINANCIALSIMPL.GETREALTIME([.G$5];[.$B16];[.$B$3]))" office:value-type="float" office:value="48.96" calcext:value-type="float">
            <text:p>48.96</text:p>
          </table:table-cell>
          <table:table-cell table:style-name="ce7"/>
          <table:table-cell table:style-name="ce49" table:formula="of:=IF([.I$5]=0;&quot;&quot;;COM.FINANCIALS.GETINFO.PYTHON.FINANCIALSIMPL.GETREALTIME([.I$5];[.$B16];[.$B$3]))" office:value-type="float" office:value="110.02" calcext:value-type="float">
            <text:p>110.02</text:p>
          </table:table-cell>
          <table:table-cell table:style-name="ce7"/>
          <table:table-cell table:style-name="ce49" table:formula="of:=IF([.K$5]=0;&quot;&quot;;COM.FINANCIALS.GETINFO.PYTHON.FINANCIALSIMPL.GETREALTIME([.K$5];[.$B16];[.$B$3]))" office:value-type="float" office:value="135.42" calcext:value-type="float">
            <text:p>135.42</text:p>
          </table:table-cell>
          <table:table-cell table:style-name="ce7"/>
          <table:table-cell table:style-name="ce49" table:formula="of:=IF([.M$5]=0;&quot;&quot;;COM.FINANCIALS.GETINFO.PYTHON.FINANCIALSIMPL.GETREALTIME([.M$5];[.$B16];[.$B$3]))" office:value-type="float" office:value="1484.5" calcext:value-type="float">
            <text:p>1484.5</text:p>
          </table:table-cell>
          <table:table-cell table:style-name="ce7"/>
          <table:table-cell table:style-name="ce49" table:formula="of:=IF([.O$5]=0;&quot;&quot;;COM.FINANCIALS.GETINFO.PYTHON.FINANCIALSIMPL.GETREALTIME([.O$5];[.$B16];[.$B$3]))" office:value-type="float" office:value="309.16" calcext:value-type="float">
            <text:p>309.16</text:p>
          </table:table-cell>
          <table:table-cell table:style-name="ce7"/>
          <table:table-cell table:style-name="ce49" table:formula="of:=IF([.Q$5]=0;&quot;&quot;;COM.FINANCIALS.GETINFO.PYTHON.FINANCIALSIMPL.GETREALTIME([.Q$5];[.$B16];[.$B$3]))" office:value-type="float" office:value="27.38" calcext:value-type="float">
            <text:p>27.38</text:p>
          </table:table-cell>
          <table:table-cell table:style-name="ce7"/>
          <table:table-cell table:style-name="ce49" table:formula="of:=IF([.S$5]=0;&quot;&quot;;COM.FINANCIALS.GETINFO.PYTHON.FINANCIALSIMPL.GETREALTIME([.S$5];[.$B16];[.$B$3]))" office:value-type="float" office:value="74.99" calcext:value-type="float">
            <text:p>74.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B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B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B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B17];[.$B$3]))" office:value-type="float" office:value="143.32" calcext:value-type="float">
            <text:p>143.32</text:p>
          </table:table-cell>
          <table:table-cell table:style-name="ce7"/>
          <table:table-cell table:style-name="ce49" table:formula="of:=IF([.M$5]=0;&quot;&quot;;COM.FINANCIALS.GETINFO.PYTHON.FINANCIALSIMPL.GETREALTIME([.M$5];[.$B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B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B18];[.$B$3]))" office:value-type="float" office:value="43.63" calcext:value-type="float">
            <text:p>43.63</text:p>
          </table:table-cell>
          <table:table-cell table:style-name="ce7"/>
          <table:table-cell table:style-name="ce49" table:formula="of:=IF([.I$5]=0;&quot;&quot;;COM.FINANCIALS.GETINFO.PYTHON.FINANCIALSIMPL.GETREALTIME([.I$5];[.$B18];[.$B$3]))" office:value-type="float" office:value="87.11" calcext:value-type="float">
            <text:p>87.11</text:p>
          </table:table-cell>
          <table:table-cell table:style-name="ce7"/>
          <table:table-cell table:style-name="ce49" table:formula="of:=IF([.K$5]=0;&quot;&quot;;COM.FINANCIALS.GETINFO.PYTHON.FINANCIALSIMPL.GETREALTIME([.K$5];[.$B18];[.$B$3]))" office:value-type="float" office:value="82.13" calcext:value-type="float">
            <text:p>82.13</text:p>
          </table:table-cell>
          <table:table-cell table:style-name="ce7"/>
          <table:table-cell table:style-name="ce49" table:formula="of:=IF([.M$5]=0;&quot;&quot;;COM.FINANCIALS.GETINFO.PYTHON.FINANCIALSIMPL.GETREALTIME([.M$5];[.$B18];[.$B$3]))" office:value-type="float" office:value="1096.5" calcext:value-type="float">
            <text:p>1096.5</text:p>
          </table:table-cell>
          <table:table-cell table:style-name="ce7"/>
          <table:table-cell table:style-name="ce4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B19];[.$B$3]))" office:value-type="float" office:value="107370000000" calcext:value-type="float">
            <text:p>107370000000</text:p>
          </table:table-cell>
          <table:table-cell table:style-name="ce7"/>
          <table:table-cell table:style-name="ce49" table:formula="of:=IF([.G$5]=0;&quot;&quot;;COM.FINANCIALS.GETINFO.PYTHON.FINANCIALSIMPL.GETREALTIME([.G$5];[.$B19];[.$B$3]))" office:value-type="float" office:value="208230000000" calcext:value-type="float">
            <text:p>208230000000</text:p>
          </table:table-cell>
          <table:table-cell table:style-name="ce7"/>
          <table:table-cell table:style-name="ce49" table:formula="of:=IF([.I$5]=0;&quot;&quot;;COM.FINANCIALS.GETINFO.PYTHON.FINANCIALSIMPL.GETREALTIME([.I$5];[.$B19];[.$B$3]))" office:value-type="float" office:value="29840000000" calcext:value-type="float">
            <text:p>29840000000</text:p>
          </table:table-cell>
          <table:table-cell table:style-name="ce7"/>
          <table:table-cell table:style-name="ce49" table:formula="of:=IF([.K$5]=0;&quot;&quot;;COM.FINANCIALS.GETINFO.PYTHON.FINANCIALSIMPL.GETREALTIME([.K$5];[.$B19];[.$B$3]))" office:value-type="float" office:value="167100000000" calcext:value-type="float">
            <text:p>167100000000</text:p>
          </table:table-cell>
          <table:table-cell table:style-name="ce7"/>
          <table:table-cell table:style-name="ce49" table:formula="of:=IF([.M$5]=0;&quot;&quot;;COM.FINANCIALS.GETINFO.PYTHON.FINANCIALSIMPL.GETREALTIME([.M$5];[.$B19];[.$B$3]))" office:value-type="float" office:value="3180000000000" calcext:value-type="float">
            <text:p>3180000000000</text:p>
          </table:table-cell>
          <table:table-cell table:style-name="ce7"/>
          <table:table-cell table:style-name="ce4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B20];[.$B$3]))" office:value-type="float" office:value="3510" calcext:value-type="float">
            <text:p>3510</text:p>
          </table:table-cell>
          <table:table-cell table:style-name="ce7"/>
          <table:table-cell table:style-name="ce49" table:formula="of:=IF([.G$5]=0;&quot;&quot;;COM.FINANCIALS.GETINFO.PYTHON.FINANCIALSIMPL.GETREALTIME([.G$5];[.$B20];[.$B$3]))" office:value-type="float" office:value="51070" calcext:value-type="float">
            <text:p>51070</text:p>
          </table:table-cell>
          <table:table-cell table:style-name="ce7"/>
          <table:table-cell table:style-name="ce49" table:formula="of:=IF([.I$5]=0;&quot;&quot;;COM.FINANCIALS.GETINFO.PYTHON.FINANCIALSIMPL.GETREALTIME([.I$5];[.$B20];[.$B$3]))" office:value-type="float" office:value="9450000" calcext:value-type="float">
            <text:p>9450000</text:p>
          </table:table-cell>
          <table:table-cell table:style-name="ce7"/>
          <table:table-cell table:style-name="ce49" table:formula="of:=IF([.K$5]=0;&quot;&quot;;COM.FINANCIALS.GETINFO.PYTHON.FINANCIALSIMPL.GETREALTIME([.K$5];[.$B20];[.$B$3]))" office:value-type="float" office:value="620850" calcext:value-type="float">
            <text:p>620850</text:p>
          </table:table-cell>
          <table:table-cell table:style-name="ce7"/>
          <table:table-cell table:style-name="ce49" table:formula="of:=IF([.M$5]=0;&quot;&quot;;COM.FINANCIALS.GETINFO.PYTHON.FINANCIALSIMPL.GETREALTIME([.M$5];[.$B20];[.$B$3]))" office:value-type="float" office:value="5140000" calcext:value-type="float">
            <text:p>5140000</text:p>
          </table:table-cell>
          <table:table-cell table:style-name="ce7"/>
          <table:table-cell table:style-name="ce4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0];[.$B$3]))" office:value-type="float" office:value="19120" calcext:value-type="float">
            <text:p>19120</text:p>
          </table:table-cell>
          <table:table-cell table:style-name="ce7"/>
          <table:table-cell table:style-name="ce49" table:formula="of:=IF([.S$5]=0;&quot;&quot;;COM.FINANCIALS.GETINFO.PYTHON.FINANCIALSIMPL.GETREALTIME([.S$5];[.$B20];[.$B$3]))" office:value-type="float" office:value="1070" calcext:value-type="float">
            <text:p>107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N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B21];[.$B$3]))" office:value-type="float" office:value="4470000" calcext:value-type="float">
            <text:p>4470000</text:p>
          </table:table-cell>
          <table:table-cell table:style-name="ce7"/>
          <table:table-cell table:style-name="ce49" table:formula="of:=IF([.G$5]=0;&quot;&quot;;COM.FINANCIALS.GETINFO.PYTHON.FINANCIALSIMPL.GETREALTIME([.G$5];[.$B21];[.$B$3]))" office:value-type="float" office:value="37690000" calcext:value-type="float">
            <text:p>37690000</text:p>
          </table:table-cell>
          <table:table-cell table:style-name="ce7"/>
          <table:table-cell table:style-name="ce49" table:formula="of:=IF([.I$5]=0;&quot;&quot;;COM.FINANCIALS.GETINFO.PYTHON.FINANCIALSIMPL.GETREALTIME([.I$5];[.$B21];[.$B$3]))" office:value-type="float" office:value="58430000" calcext:value-type="float">
            <text:p>58430000</text:p>
          </table:table-cell>
          <table:table-cell table:style-name="ce7"/>
          <table:table-cell table:style-name="ce49" table:formula="of:=IF([.K$5]=0;&quot;&quot;;COM.FINANCIALS.GETINFO.PYTHON.FINANCIALSIMPL.GETREALTIME([.K$5];[.$B21];[.$B$3]))" office:value-type="float" office:value="1910000" calcext:value-type="float">
            <text:p>1910000</text:p>
          </table:table-cell>
          <table:table-cell table:style-name="ce7"/>
          <table:table-cell table:style-name="ce49" table:formula="of:=IF([.M$5]=0;&quot;&quot;;COM.FINANCIALS.GETINFO.PYTHON.FINANCIALSIMPL.GETREALTIME([.M$5];[.$B21];[.$B$3]))" office:value-type="float" office:value="3160000" calcext:value-type="float">
            <text:p>3160000</text:p>
          </table:table-cell>
          <table:table-cell table:style-name="ce7"/>
          <table:table-cell table:style-name="ce4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BETA</text:p>
          </table:table-cell>
          <table:table-cell table:style-name="ce16" office:value-type="float" office:value="67" calcext:value-type="float">
            <text:p>67</text:p>
          </table:table-cell>
          <table:table-cell table:style-name="ce7"/>
          <table:table-cell table:style-name="ce49" table:formula="of:=IF([.E$5]=0;&quot;&quot;;COM.FINANCIALS.GETINFO.PYTHON.FINANCIALSIMPL.GETREALTIME([.E$5];[.$B22];[.$B$3]))" office:value-type="float" office:value="1.155" calcext:value-type="float">
            <text:p>1.155</text:p>
          </table:table-cell>
          <table:table-cell table:style-name="ce7"/>
          <table:table-cell table:style-name="ce49" table:formula="of:=IF([.G$5]=0;&quot;&quot;;COM.FINANCIALS.GETINFO.PYTHON.FINANCIALSIMPL.GETREALTIME([.G$5];[.$B22];[.$B$3]))" office:value-type="float" office:value="0.7412" calcext:value-type="float">
            <text:p>0.7412</text:p>
          </table:table-cell>
          <table:table-cell table:style-name="ce7"/>
          <table:table-cell table:style-name="ce49" table:formula="of:=IF([.I$5]=0;&quot;&quot;;COM.FINANCIALS.GETINFO.PYTHON.FINANCIALSIMPL.GETREALTIME([.I$5];[.$B22];[.$B$3]))" office:value-type="float" office:value="1.0355" calcext:value-type="float">
            <text:p>1.0355</text:p>
          </table:table-cell>
          <table:table-cell table:style-name="ce7"/>
          <table:table-cell table:style-name="ce49" table:formula="of:=IF([.K$5]=0;&quot;&quot;;COM.FINANCIALS.GETINFO.PYTHON.FINANCIALSIMPL.GETREALTIME([.K$5];[.$B22];[.$B$3]))" office:value-type="float" office:value="0.9124" calcext:value-type="float">
            <text:p>0.9124</text:p>
          </table:table-cell>
          <table:table-cell table:style-name="ce7"/>
          <table:table-cell table:style-name="ce49" table:formula="of:=IF([.M$5]=0;&quot;&quot;;COM.FINANCIALS.GETINFO.PYTHON.FINANCIALSIMPL.GETREALTIME([.M$5];[.$B22];[.$B$3]))" office:value-type="float" office:value="1.215" calcext:value-type="float">
            <text:p>1.215</text:p>
          </table:table-cell>
          <table:table-cell table:style-name="ce7"/>
          <table:table-cell table:style-name="ce4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PS</text:p>
          </table:table-cell>
          <table:table-cell table:style-name="ce16" office:value-type="float" office:value="68" calcext:value-type="float">
            <text:p>68</text:p>
          </table:table-cell>
          <table:table-cell table:style-name="ce7"/>
          <table:table-cell table:style-name="ce49" table:formula="of:=IF([.E$5]=0;&quot;&quot;;COM.FINANCIALS.GETINFO.PYTHON.FINANCIALSIMPL.GETREALTIME([.E$5];[.$B23];[.$B$3]))" office:value-type="float" office:value="8.97" calcext:value-type="float">
            <text:p>8.97</text:p>
          </table:table-cell>
          <table:table-cell table:style-name="ce7"/>
          <table:table-cell table:style-name="ce49" table:formula="of:=IF([.G$5]=0;&quot;&quot;;COM.FINANCIALS.GETINFO.PYTHON.FINANCIALSIMPL.GETREALTIME([.G$5];[.$B23];[.$B$3]))" office:value-type="float" office:value="5.44" calcext:value-type="float">
            <text:p>5.44</text:p>
          </table:table-cell>
          <table:table-cell table:style-name="ce7"/>
          <table:table-cell table:style-name="ce49" table:formula="of:=IF([.I$5]=0;&quot;&quot;;COM.FINANCIALS.GETINFO.PYTHON.FINANCIALSIMPL.GETREALTIME([.I$5];[.$B23];[.$B$3]))" office:value-type="float" office:value="-0.0289" calcext:value-type="float">
            <text:p>-0.0289</text:p>
          </table:table-cell>
          <table:table-cell table:style-name="ce7"/>
          <table:table-cell table:style-name="ce49" table:formula="of:=IF([.K$5]=0;&quot;&quot;;COM.FINANCIALS.GETINFO.PYTHON.FINANCIALSIMPL.GETREALTIME([.K$5];[.$B23];[.$B$3]))" office:value-type="float" office:value="3.82" calcext:value-type="float">
            <text:p>3.82</text:p>
          </table:table-cell>
          <table:table-cell table:style-name="ce7"/>
          <table:table-cell table:style-name="ce49" table:formula="of:=IF([.M$5]=0;&quot;&quot;;COM.FINANCIALS.GETINFO.PYTHON.FINANCIALSIMPL.GETREALTIME([.M$5];[.$B23];[.$B$3]))" office:value-type="float" office:value="91.81" calcext:value-type="float">
            <text:p>91.81</text:p>
          </table:table-cell>
          <table:table-cell table:style-name="ce7"/>
          <table:table-cell table:style-name="ce4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E_RATIO</text:p>
          </table:table-cell>
          <table:table-cell table:style-name="ce16" office:value-type="float" office:value="69" calcext:value-type="float">
            <text:p>69</text:p>
          </table:table-cell>
          <table:table-cell table:style-name="ce7"/>
          <table:table-cell table:style-name="ce23" table:formula="of:=IF([.E$5]=0;&quot;&quot;;COM.FINANCIALS.GETINFO.PYTHON.FINANCIALSIMPL.GETREALTIME([.E$5];[.$B24];[.$B$3]))" office:value-type="float" office:value="13.44" calcext:value-type="float">
            <text:p>13.44</text:p>
          </table:table-cell>
          <table:table-cell table:style-name="ce30"/>
          <table:table-cell table:style-name="ce23" table:formula="of:=IF([.G$5]=0;&quot;&quot;;COM.FINANCIALS.GETINFO.PYTHON.FINANCIALSIMPL.GETREALTIME([.G$5];[.$B24];[.$B$3]))" office:value-type="float" office:value="9.01" calcext:value-type="float">
            <text:p>9.01</text:p>
          </table:table-cell>
          <table:table-cell table:style-name="ce30"/>
          <table:table-cell table:style-name="ce23" table:formula="of:=IF([.I$5]=0;&quot;&quot;;COM.FINANCIALS.GETINFO.PYTHON.FINANCIALSIMPL.GETREALTIME([.I$5];[.$B24];[.$B$3]))" office:value-type="float" office:value="0" calcext:value-type="float">
            <text:p>0.00</text:p>
          </table:table-cell>
          <table:table-cell table:style-name="ce30"/>
          <table:table-cell table:style-name="ce23" table:formula="of:=IF([.K$5]=0;&quot;&quot;;COM.FINANCIALS.GETINFO.PYTHON.FINANCIALSIMPL.GETREALTIME([.K$5];[.$B24];[.$B$3]))" office:value-type="float" office:value="35.62" calcext:value-type="float">
            <text:p>35.62</text:p>
          </table:table-cell>
          <table:table-cell table:style-name="ce30"/>
          <table:table-cell table:style-name="ce23" table:formula="of:=IF([.M$5]=0;&quot;&quot;;COM.FINANCIALS.GETINFO.PYTHON.FINANCIALSIMPL.GETREALTIME([.M$5];[.$B24];[.$B$3]))" office:value-type="float" office:value="16.15" calcext:value-type="float">
            <text:p>16.15</text:p>
          </table:table-cell>
          <table:table-cell table:style-name="ce30"/>
          <table:table-cell table:style-name="ce23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Q$5]=0;&quot;&quot;;COM.FINANCIALS.GETINFO.PYTHON.FINANCIALSIMPL.GETREALTIME([.Q$5];[.$B24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S$5]=0;&quot;&quot;;COM.FINANCIALS.GETINFO.PYTHON.FINANCIALSIMPL.GETREALTIME([.S$5];[.$B2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</text:p>
          </table:table-cell>
          <table:table-cell table:style-name="ce16" office:value-type="float" office:value="70" calcext:value-type="float">
            <text:p>70</text:p>
          </table:table-cell>
          <table:table-cell table:style-name="ce7"/>
          <table:table-cell table:style-name="ce49" table:formula="of:=IF([.E$5]=0;&quot;&quot;;COM.FINANCIALS.GETINFO.PYTHON.FINANCIALSIMPL.GETREALTIME([.E$5];[.$B25];[.$B$3]))" office:value-type="float" office:value="6.52" calcext:value-type="float">
            <text:p>6.52</text:p>
          </table:table-cell>
          <table:table-cell table:style-name="ce7"/>
          <table:table-cell table:style-name="ce49" table:formula="of:=IF([.G$5]=0;&quot;&quot;;COM.FINANCIALS.GETINFO.PYTHON.FINANCIALSIMPL.GETREALTIME([.G$5];[.$B25];[.$B$3]))" office:value-type="float" office:value="1.32" calcext:value-type="float">
            <text:p>1.32</text:p>
          </table:table-cell>
          <table:table-cell table:style-name="ce7"/>
          <table:table-cell table:style-name="ce49" table:formula="of:=IF([.I$5]=0;&quot;&quot;;COM.FINANCIALS.GETINFO.PYTHON.FINANCIALSIMPL.GETREALTIME([.I$5];[.$B25];[.$B$3]))" office:value-type="float" office:value="7.88" calcext:value-type="float">
            <text:p>7.88</text:p>
          </table:table-cell>
          <table:table-cell table:style-name="ce7"/>
          <table:table-cell table:style-name="ce49" table:formula="of:=IF([.K$5]=0;&quot;&quot;;COM.FINANCIALS.GETINFO.PYTHON.FINANCIALSIMPL.GETREALTIME([.K$5];[.$B25];[.$B$3]))" office:value-type="float" office:value="1.58" calcext:value-type="float">
            <text:p>1.58</text:p>
          </table:table-cell>
          <table:table-cell table:style-name="ce7"/>
          <table:table-cell table:style-name="ce23" table:formula="of:=IF([.M$5]=0;&quot;&quot;;COM.FINANCIALS.GETINFO.PYTHON.FINANCIALSIMPL.GETREALTIME([.M$5];[.$B25];[.$B$3]))" office:value-type="float" office:value="40" calcext:value-type="float">
            <text:p>40.00</text:p>
          </table:table-cell>
          <table:table-cell table:style-name="ce7"/>
          <table:table-cell table:style-name="ce23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7"/>
          <table:table-cell table:style-name="ce23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7"/>
          <table:table-cell table:style-name="ce23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_YIELD</text:p>
          </table:table-cell>
          <table:table-cell table:style-name="ce16" office:value-type="float" office:value="71" calcext:value-type="float">
            <text:p>71</text:p>
          </table:table-cell>
          <table:table-cell table:style-name="ce7"/>
          <table:table-cell table:style-name="ce23" table:formula="of:=IF([.E$5]=0;&quot;&quot;;COM.FINANCIALS.GETINFO.PYTHON.FINANCIALSIMPL.GETREALTIME([.E$5];[.$B26];[.$B$3]))" office:value-type="float" office:value="5.41" calcext:value-type="float">
            <text:p>5.41</text:p>
          </table:table-cell>
          <table:table-cell table:style-name="ce30"/>
          <table:table-cell table:style-name="ce23" table:formula="of:=IF([.G$5]=0;&quot;&quot;;COM.FINANCIALS.GETINFO.PYTHON.FINANCIALSIMPL.GETREALTIME([.G$5];[.$B26];[.$B$3]))" office:value-type="float" office:value="2.7" calcext:value-type="float">
            <text:p>2.70</text:p>
          </table:table-cell>
          <table:table-cell table:style-name="ce30"/>
          <table:table-cell table:style-name="ce23" table:formula="of:=IF([.I$5]=0;&quot;&quot;;COM.FINANCIALS.GETINFO.PYTHON.FINANCIALSIMPL.GETREALTIME([.I$5];[.$B26];[.$B$3]))" office:value-type="float" office:value="7.2" calcext:value-type="float">
            <text:p>7.20</text:p>
          </table:table-cell>
          <table:table-cell table:style-name="ce30"/>
          <table:table-cell table:style-name="ce23" table:formula="of:=IF([.K$5]=0;&quot;&quot;;COM.FINANCIALS.GETINFO.PYTHON.FINANCIALSIMPL.GETREALTIME([.K$5];[.$B26];[.$B$3]))" office:value-type="float" office:value="1.16" calcext:value-type="float">
            <text:p>1.16</text:p>
          </table:table-cell>
          <table:table-cell table:style-name="ce30"/>
          <table:table-cell table:style-name="ce23" table:formula="of:=IF([.M$5]=0;&quot;&quot;;COM.FINANCIALS.GETINFO.PYTHON.FINANCIALSIMPL.GETREALTIME([.M$5];[.$B26];[.$B$3]))" office:value-type="float" office:value="2.7" calcext:value-type="float">
            <text:p>2.70</text:p>
          </table:table-cell>
          <table:table-cell table:style-name="ce30"/>
          <table:table-cell table:style-name="ce23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30"/>
          <table:table-cell table:style-name="ce23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_DIV_DATE</text:p>
          </table:table-cell>
          <table:table-cell table:style-name="ce16" office:value-type="float" office:value="72" calcext:value-type="float">
            <text:p>72</text:p>
          </table:table-cell>
          <table:table-cell table:style-name="ce7"/>
          <table:table-cell table:style-name="ce49" table:formula="of:=IF([.E$5]=0;&quot;&quot;;COM.FINANCIALS.GETINFO.PYTHON.FINANCIALSIMPL.GETREALTIME([.E$5];[.$B27];[.$B$3]))" office:value-type="string" office:string-value="2020-08-07" calcext:value-type="string">
            <text:p>2020-08-07</text:p>
          </table:table-cell>
          <table:table-cell table:style-name="ce7"/>
          <table:table-cell table:style-name="ce49" table:formula="of:=IF([.G$5]=0;&quot;&quot;;COM.FINANCIALS.GETINFO.PYTHON.FINANCIALSIMPL.GETREALTIME([.G$5];[.$B27];[.$B$3]))" office:value-type="string" office:string-value="2020-08-06" calcext:value-type="string">
            <text:p>2020-08-06</text:p>
          </table:table-cell>
          <table:table-cell table:style-name="ce7"/>
          <table:table-cell table:style-name="ce49" table:formula="of:=IF([.I$5]=0;&quot;&quot;;COM.FINANCIALS.GETINFO.PYTHON.FINANCIALSIMPL.GETREALTIME([.I$5];[.$B27];[.$B$3]))" office:value-type="string" office:string-value="2020-06-11" calcext:value-type="string">
            <text:p>2020-06-11</text:p>
          </table:table-cell>
          <table:table-cell table:style-name="ce7"/>
          <table:table-cell table:style-name="ce49" table:formula="of:=IF([.K$5]=0;&quot;&quot;;COM.FINANCIALS.GETINFO.PYTHON.FINANCIALSIMPL.GETREALTIME([.K$5];[.$B27];[.$B$3]))" office:value-type="string" office:string-value="2020-05-21" calcext:value-type="string">
            <text:p>2020-05-21</text:p>
          </table:table-cell>
          <table:table-cell table:style-name="ce7"/>
          <table:table-cell table:style-name="ce49" table:formula="of:=IF([.M$5]=0;&quot;&quot;;COM.FINANCIALS.GETINFO.PYTHON.FINANCIALSIMPL.GETREALTIME([.M$5];[.$B27];[.$B$3]))" office:value-type="string" office:string-value="2020-03-30" calcext:value-type="string">
            <text:p>2020-03-30</text:p>
          </table:table-cell>
          <table:table-cell table:style-name="ce7"/>
          <table:table-cell table:style-name="ce4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AYOUT_RATIO</text:p>
          </table:table-cell>
          <table:table-cell table:style-name="ce16" office:value-type="float" office:value="73" calcext:value-type="float">
            <text:p>73</text:p>
          </table:table-cell>
          <table:table-cell table:style-name="ce7"/>
          <table:table-cell table:style-name="ce22" table:formula="of:=IF([.E$5]=0;&quot;&quot;;COM.FINANCIALS.GETINFO.PYTHON.FINANCIALSIMPL.GETREALTIME([.E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I$5]=0;&quot;&quot;;COM.FINANCIALS.GETINFO.PYTHON.FINANCIALSIMPL.GETREALTIME([.I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K$5]=0;&quot;&quot;;COM.FINANCIALS.GETINFO.PYTHON.FINANCIALSIMPL.GETREALTIME([.K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M$5]=0;&quot;&quot;;COM.FINANCIALS.GETINFO.PYTHON.FINANCIALSIMPL.GETREALTIME([.M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7"/>
          <table:table-cell table:style-name="ce22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 table:formula="of:=IF([.E$5]=0;&quot;&quot;;COM.FINANCIALS.GETINFO.PYTHON.FINANCIALSIMPL.GETREALTIME([.E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G$5]=0;&quot;&quot;;COM.FINANCIALS.GETINFO.PYTHON.FINANCIALSIMPL.GETREALTIME([.G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I$5]=0;&quot;&quot;;COM.FINANCIALS.GETINFO.PYTHON.FINANCIALSIMPL.GETREALTIME([.I$5];[.$B29];[.$B$3]))" office:value-type="string" office:string-value="Telecommunications" calcext:value-type="string">
            <text:p>Telecommunications</text:p>
          </table:table-cell>
          <table:table-cell table:style-name="ce55"/>
          <table:table-cell table:style-name="ce49" table:formula="of:=IF([.K$5]=0;&quot;&quot;;COM.FINANCIALS.GETINFO.PYTHON.FINANCIALSIMPL.GETREALTIME([.K$5];[.$B29];[.$B$3]))" office:value-type="string" office:string-value="Technology" calcext:value-type="string">
            <text:p>Technology</text:p>
          </table:table-cell>
          <table:table-cell table:style-name="ce55"/>
          <table:table-cell table:style-name="ce49" table:formula="of:=IF([.M$5]=0;&quot;&quot;;COM.FINANCIALS.GETINFO.PYTHON.FINANCIALSIMPL.GETREALTIME([.M$5];[.$B29];[.$B$3]))" office:value-type="string" office:string-value="Industrials" calcext:value-type="string">
            <text:p>Industrials</text:p>
          </table:table-cell>
          <table:table-cell table:style-name="ce55"/>
          <table:table-cell table:style-name="ce49" table:formula="of:=IF([.O$5]=0;&quot;&quot;;COM.FINANCIALS.GETINFO.PYTHON.FINANCIALSIMPL.GETREALTIME([.O$5];[.$B29];[.$B$3]))" office:value-type="string" office:string-value="Data doesn't exist - 98" calcext:value-type="string">
            <text:p>Data doesn't exist - 98</text:p>
          </table:table-cell>
          <table:table-cell table:style-name="ce55"/>
          <table:table-cell table:style-name="ce49" table:formula="of:=IF([.Q$5]=0;&quot;&quot;;COM.FINANCIALS.GETINFO.PYTHON.FINANCIALSIMPL.GETREALTIME([.Q$5];[.$B29];[.$B$3]))" office:value-type="string" office:string-value="Data doesn't exist - 98" calcext:value-type="string">
            <text:p>Data doesn't exist - 98</text:p>
          </table:table-cell>
          <table:table-cell table:style-name="ce55"/>
          <table:table-cell table:style-name="ce49" table:formula="of:=IF([.S$5]=0;&quot;&quot;;COM.FINANCIALS.GETINFO.PYTHON.FINANCIALSIMPL.GETREALTIME([.S$5];[.$B29];[.$B$3]))" office:value-type="string" office:string-value="Data doesn't exist - 98" calcext:value-type="string">
            <text:p>Data doesn't exist - 9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 table:formula="of:=IF([.E$5]=0;&quot;&quot;;COM.FINANCIALS.GETINFO.PYTHON.FINANCIALSIMPL.GETREALTIME([.E$5];[.$B30];[.$B$3]))" office:value-type="string" office:string-value="Software &amp; Computer Services" calcext:value-type="string">
            <text:p>Software &amp; Computer Services</text:p>
          </table:table-cell>
          <table:table-cell table:style-name="ce55"/>
          <table:table-cell table:style-name="ce49" table:formula="of:=IF([.G$5]=0;&quot;&quot;;COM.FINANCIALS.GETINFO.PYTHON.FINANCIALSIMPL.GETREALTIME([.G$5];[.$B30];[.$B$3]))" office:value-type="string" office:string-value="Technology Hardware &amp; Equipment" calcext:value-type="string">
            <text:p>Technology Hardware &amp; Equipment</text:p>
          </table:table-cell>
          <table:table-cell table:style-name="ce55"/>
          <table:table-cell table:style-name="ce49" table:formula="of:=IF([.I$5]=0;&quot;&quot;;COM.FINANCIALS.GETINFO.PYTHON.FINANCIALSIMPL.GETREALTIME([.I$5];[.$B30];[.$B$3]))" office:value-type="string" office:string-value="Mobile Telecommunications" calcext:value-type="string">
            <text:p>Mobile Telecommunications</text:p>
          </table:table-cell>
          <table:table-cell table:style-name="ce55"/>
          <table:table-cell table:style-name="ce49" table:formula="of:=IF([.K$5]=0;&quot;&quot;;COM.FINANCIALS.GETINFO.PYTHON.FINANCIALSIMPL.GETREALTIME([.K$5];[.$B30];[.$B$3]))" office:value-type="string" office:string-value="Software &amp; Computer Services" calcext:value-type="string">
            <text:p>Software &amp; Computer Services</text:p>
          </table:table-cell>
          <table:table-cell table:style-name="ce55"/>
          <table:table-cell table:style-name="ce49" table:formula="of:=IF([.M$5]=0;&quot;&quot;;COM.FINANCIALS.GETINFO.PYTHON.FINANCIALSIMPL.GETREALTIME([.M$5];[.$B30];[.$B$3]))" office:value-type="string" office:string-value="General Industrials" calcext:value-type="string">
            <text:p>General Industrials</text:p>
          </table:table-cell>
          <table:table-cell table:style-name="ce55"/>
          <table:table-cell table:style-name="ce49" table:formula="of:=IF([.O$5]=0;&quot;&quot;;COM.FINANCIALS.GETINFO.PYTHON.FINANCIALSIMPL.GETREALTIME([.O$5];[.$B30];[.$B$3]))" office:value-type="string" office:string-value="Data doesn't exist - 99" calcext:value-type="string">
            <text:p>Data doesn't exist - 99</text:p>
          </table:table-cell>
          <table:table-cell table:style-name="ce55"/>
          <table:table-cell table:style-name="ce49" table:formula="of:=IF([.Q$5]=0;&quot;&quot;;COM.FINANCIALS.GETINFO.PYTHON.FINANCIALSIMPL.GETREALTIME([.Q$5];[.$B30];[.$B$3]))" office:value-type="string" office:string-value="Data doesn't exist - 99" calcext:value-type="string">
            <text:p>Data doesn't exist - 99</text:p>
          </table:table-cell>
          <table:table-cell table:style-name="ce55"/>
          <table:table-cell table:style-name="ce49" table:formula="of:=IF([.S$5]=0;&quot;&quot;;COM.FINANCIALS.GETINFO.PYTHON.FINANCIALSIMPL.GETREALTIME([.S$5];[.$B30];[.$B$3]))" office:value-type="string" office:string-value="Data doesn't exist - 99" calcext:value-type="string">
            <text:p>Data doesn't exist - 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B31];[.$B$3]))" office:value-type="string" office:string-value="IBM:NYQ" calcext:value-type="string">
            <text:p>IBM:NYQ</text:p>
          </table:table-cell>
          <table:table-cell table:style-name="ce7"/>
          <table:table-cell table:style-name="ce49" table:formula="of:=IF([.G$5]=0;&quot;&quot;;COM.FINANCIALS.GETINFO.PYTHON.FINANCIALSIMPL.GETREALTIME([.G$5];[.$B31];[.$B$3]))" office:value-type="string" office:string-value="INTC:NSQ" calcext:value-type="string">
            <text:p>INTC:NSQ</text:p>
          </table:table-cell>
          <table:table-cell table:style-name="ce7"/>
          <table:table-cell table:style-name="ce49" table:formula="of:=IF([.I$5]=0;&quot;&quot;;COM.FINANCIALS.GETINFO.PYTHON.FINANCIALSIMPL.GETREALTIME([.I$5];[.$B31];[.$B$3]))" office:value-type="string" office:string-value="VOD:LSE" calcext:value-type="string">
            <text:p>VOD:LSE</text:p>
          </table:table-cell>
          <table:table-cell table:style-name="ce7"/>
          <table:table-cell table:style-name="ce49" table:formula="of:=IF([.K$5]=0;&quot;&quot;;COM.FINANCIALS.GETINFO.PYTHON.FINANCIALSIMPL.GETREALTIME([.K$5];[.$B31];[.$B$3]))" office:value-type="string" office:string-value="SAPX:GER" calcext:value-type="string">
            <text:p>SAPX:GER</text:p>
          </table:table-cell>
          <table:table-cell table:style-name="ce7"/>
          <table:table-cell table:style-name="ce49" table:formula="of:=IF([.M$5]=0;&quot;&quot;;COM.FINANCIALS.GETINFO.PYTHON.FINANCIALSIMPL.GETREALTIME([.M$5];[.$B31];[.$B$3]))" office:value-type="string" office:string-value="6503:TYO" calcext:value-type="string">
            <text:p>6503:TYO</text:p>
          </table:table-cell>
          <table:table-cell table:style-name="ce7"/>
          <table:table-cell table:style-name="ce49" table:formula="of:=IF([.O$5]=0;&quot;&quot;;COM.FINANCIALS.GETINFO.PYTHON.FINANCIALSIMPL.GETREALTIME([.O$5];[.$B31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B31];[.$B$3]))" office:value-type="string" office:string-value="VERX:LSE:GBP" calcext:value-type="string">
            <text:p>VERX:LSE:GBP</text:p>
          </table:table-cell>
          <table:table-cell table:style-name="ce7"/>
          <table:table-cell table:style-name="ce49" table:formula="of:=IF([.S$5]=0;&quot;&quot;;COM.FINANCIALS.GETINFO.PYTHON.FINANCIALSIMPL.GETREALTIME([.S$5];[.$B31];[.$B$3]))" office:value-type="string" office:string-value="C060:GER:EUR" calcext:value-type="string">
            <text:p>C060:GER:EU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B33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B33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B33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B33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B33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B33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B34];[.$B$3]))" office:value-type="string" office:string-value="International Business Machines Corp" calcext:value-type="string">
            <text:p>International Business Machines Corp</text:p>
          </table:table-cell>
          <table:table-cell table:style-name="ce24"/>
          <table:table-cell table:style-name="ce25" table:formula="of:=IF([.G$5]=0;&quot;&quot;;COM.FINANCIALS.GETINFO.PYTHON.FINANCIALSIMPL.GETREALTIME([.G$5];[.$B34];[.$B$3]))" office:value-type="string" office:string-value="Intel Corp" calcext:value-type="string">
            <text:p>Intel Corp</text:p>
          </table:table-cell>
          <table:table-cell table:style-name="ce24"/>
          <table:table-cell table:style-name="ce25" table:formula="of:=IF([.I$5]=0;&quot;&quot;;COM.FINANCIALS.GETINFO.PYTHON.FINANCIALSIMPL.GETREALTIME([.I$5];[.$B34];[.$B$3]))" office:value-type="string" office:string-value="Vodafone Group PLC" calcext:value-type="string">
            <text:p>Vodafone Group PLC</text:p>
          </table:table-cell>
          <table:table-cell table:style-name="ce24"/>
          <table:table-cell table:style-name="ce25" table:formula="of:=IF([.K$5]=0;&quot;&quot;;COM.FINANCIALS.GETINFO.PYTHON.FINANCIALSIMPL.GETREALTIME([.K$5];[.$B34];[.$B$3]))" office:value-type="string" office:string-value="SAP SE" calcext:value-type="string">
            <text:p>SAP SE</text:p>
          </table:table-cell>
          <table:table-cell table:style-name="ce24"/>
          <table:table-cell table:style-name="ce25" table:formula="of:=IF([.M$5]=0;&quot;&quot;;COM.FINANCIALS.GETINFO.PYTHON.FINANCIALSIMPL.GETREALTIME([.M$5];[.$B34];[.$B$3]))" office:value-type="string" office:string-value="Mitsubishi Electric Corp" calcext:value-type="string">
            <text:p>Mitsubishi Electric Corp</text:p>
          </table:table-cell>
          <table:table-cell table:style-name="ce24"/>
          <table:table-cell table:style-name="ce25" table:formula="of:=IF([.O$5]=0;&quot;&quot;;COM.FINANCIALS.GETINFO.PYTHON.FINANCIALSIMPL.GETREALTIME([.O$5];[.$B34];[.$B$3]))" office:value-type="string" office:string-value="Vanguard 500 Index Fund Admiral Shares" calcext:value-type="string">
            <text:p>Vanguard 500 Index Fund Admiral Shares</text:p>
          </table:table-cell>
          <table:table-cell table:style-name="ce24"/>
          <table:table-cell table:style-name="ce25" table:formula="of:=IF([.Q$5]=0;&quot;&quot;;COM.FINANCIALS.GETINFO.PYTHON.FINANCIALSIMPL.GETREALTIME([.Q$5];[.$B34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24"/>
          <table:table-cell table:style-name="ce25" table:formula="of:=IF([.S$5]=0;&quot;&quot;;COM.FINANCIALS.GETINFO.PYTHON.FINANCIALSIMPL.GETREALTIME([.S$5];[.$B34];[.$B$3]))" office:value-type="string" office:string-value="ComStage STOXX® Europe 600 UCITS ETF" calcext:value-type="string">
            <text:p>ComStage STOXX® Europe 600 UCITS ETF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5]=0;&quot;&quot;;COM.FINANCIALS.GETINFO.PYTHON.FINANCIALSIMPL.GETREALTIME([.G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I$5]=0;&quot;&quot;;COM.FINANCIALS.GETINFO.PYTHON.FINANCIALSIMPL.GETREALTIME([.I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M$5]=0;&quot;&quot;;COM.FINANCIALS.GETINFO.PYTHON.FINANCIALSIMPL.GETREALTIME([.M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7"/>
          <table:table-cell table:style-name="ce53" table:formula="of:=IF([.Q$5]=0;&quot;&quot;;COM.FINANCIALS.GETINFO.PYTHON.FINANCIALSIMPL.GETREALTIME([.Q$5];[.$B35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B35];[.$B$3]))" office:value-type="string" office:string-value="BST" calcext:value-type="string">
            <text:p>BST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string" office:string-value="EURGBP" calcext:value-type="string">
            <text:p>EURGBP</text:p>
          </table:table-cell>
          <table:table-cell table:style-name="ce4"/>
          <table:table-cell table:style-name="ce50" table:formula="of:=VLOOKUP(&quot;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DAX&quot;;Identifiers; [.$C$3];0)" office:value-type="string" office:string-value="DAXX:GER" calcext:value-type="string">
            <text:p>DAXX:GER</text:p>
          </table:table-cell>
          <table:table-cell table:style-name="ce4"/>
          <table:table-cell table:style-name="ce50" table:formula="of:=VLOOKUP(&quot;INX&quot;;Identifiers; [.$C$3];0)" office:value-type="string" office:string-value="INX:IOM" calcext:value-type="string">
            <text:p>INX:IOM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38]=0;&quot;&quot;;COM.FINANCIALS.GETINFO.PYTHON.FINANCIALSIMPL.GETREALTIME([.E$38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1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38]=0;&quot;&quot;;COM.FINANCIALS.GETINFO.PYTHON.FINANCIALSIMPL.GETREALTIME([.E$38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38]=0;&quot;&quot;;COM.FINANCIALS.GETINFO.PYTHON.FINANCIALSIMPL.GETREALTIME([.E$38];[.$C43];[.$B$3]))" office:value-type="float" office:value="0.001" calcext:value-type="float">
            <text:p>0.001</text:p>
          </table:table-cell>
          <table:table-cell table:style-name="ce7"/>
          <table:table-cell table:style-name="ce49" table:formula="of:=IF([.G$38]=0;&quot;&quot;;COM.FINANCIALS.GETINFO.PYTHON.FINANCIALSIMPL.GETREALTIME([.G$38];[.$C4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3];[.$B$3]))" office:value-type="float" office:value="8.05" calcext:value-type="float">
            <text:p>8.05</text:p>
          </table:table-cell>
          <table:table-cell table:style-name="ce7"/>
          <table:table-cell table:style-name="ce49" table:formula="of:=IF([.K$38]=0;&quot;&quot;;COM.FINANCIALS.GETINFO.PYTHON.FINANCIALSIMPL.GETREALTIME([.K$38];[.$C43];[.$B$3]))" office:value-type="float" office:value="-59.77" calcext:value-type="float">
            <text:p>-59.77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38]=0;&quot;&quot;;COM.FINANCIALS.GETINFO.PYTHON.FINANCIALSIMPL.GETREALTIME([.E$38];[.$C44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G$38]=0;&quot;&quot;;COM.FINANCIALS.GETINFO.PYTHON.FINANCIALSIMPL.GETREALTIME([.G$38];[.$C4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4];[.$B$3]))" office:value-type="string" office:string-value="2020-09-11" calcext:value-type="string">
            <text:p>2020-09-11</text:p>
          </table:table-cell>
          <table:table-cell table:style-name="ce7"/>
          <table:table-cell table:style-name="ce49" table:formula="of:=IF([.K$38]=0;&quot;&quot;;COM.FINANCIALS.GETINFO.PYTHON.FINANCIALSIMPL.GETREALTIME([.K$38];[.$C44];[.$B$3]))" office:value-type="string" office:string-value="2020-09-10" calcext:value-type="string">
            <text:p>2020-09-1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38]=0;&quot;&quot;;COM.FINANCIALS.GETINFO.PYTHON.FINANCIALSIMPL.GETREALTIME([.E$38];[.$C45];[.$B$3]))" office:value-type="string" office:string-value="12:30:00" calcext:value-type="string">
            <text:p>12:30:00</text:p>
          </table:table-cell>
          <table:table-cell table:style-name="ce7"/>
          <table:table-cell table:style-name="ce49" table:formula="of:=IF([.G$38]=0;&quot;&quot;;COM.FINANCIALS.GETINFO.PYTHON.FINANCIALSIMPL.GETREALTIME([.G$38];[.$C4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5];[.$B$3]))" office:value-type="string" office:string-value="12:50:00" calcext:value-type="string">
            <text:p>12:50:00</text:p>
          </table:table-cell>
          <table:table-cell table:style-name="ce7"/>
          <table:table-cell table:style-name="ce49" table:formula="of:=IF([.K$38]=0;&quot;&quot;;COM.FINANCIALS.GETINFO.PYTHON.FINANCIALSIMPL.GETREALTIME([.K$38];[.$C45];[.$B$3]))" office:value-type="string" office:string-value="22:14:00" calcext:value-type="string">
            <text:p>22:14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38]=0;&quot;&quot;;COM.FINANCIALS.GETINFO.PYTHON.FINANCIALSIMPL.GETREALTIME([.E$38];[.$C46];[.$B$3]))" office:value-type="float" office:value="0.15" calcext:value-type="float">
            <text:p>0.15</text:p>
          </table:table-cell>
          <table:table-cell table:style-name="ce7"/>
          <table:table-cell table:style-name="ce49" table:formula="of:=IF([.G$38]=0;&quot;&quot;;COM.FINANCIALS.GETINFO.PYTHON.FINANCIALSIMPL.GETREALTIME([.G$38];[.$C4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6];[.$B$3]))" office:value-type="float" office:value="0.06" calcext:value-type="float">
            <text:p>0.06</text:p>
          </table:table-cell>
          <table:table-cell table:style-name="ce7"/>
          <table:table-cell table:style-name="ce49" table:formula="of:=IF([.K$38]=0;&quot;&quot;;COM.FINANCIALS.GETINFO.PYTHON.FINANCIALSIMPL.GETREALTIME([.K$38];[.$C46];[.$B$3]))" office:value-type="float" office:value="-1.76" calcext:value-type="float">
            <text:p>-1.7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38]=0;&quot;&quot;;COM.FINANCIALS.GETINFO.PYTHON.FINANCIALSIMPL.GETREALTIME([.E$38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7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7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38]=0;&quot;&quot;;COM.FINANCIALS.GETINFO.PYTHON.FINANCIALSIMPL.GETREALTIME([.E$38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48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4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38]=0;&quot;&quot;;COM.FINANCIALS.GETINFO.PYTHON.FINANCIALSIMPL.GETREALTIME([.E$38];[.$C49];[.$B$3]))" office:value-type="float" office:value="0.9238" calcext:value-type="float">
            <text:p>0.9238</text:p>
          </table:table-cell>
          <table:table-cell table:style-name="ce7"/>
          <table:table-cell table:style-name="ce49" table:formula="of:=IF([.G$38]=0;&quot;&quot;;COM.FINANCIALS.GETINFO.PYTHON.FINANCIALSIMPL.GETREALTIME([.G$38];[.$C49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49];[.$B$3]))" office:value-type="float" office:value="13216.94" calcext:value-type="float">
            <text:p>13216.94</text:p>
          </table:table-cell>
          <table:table-cell table:style-name="ce7"/>
          <table:table-cell table:style-name="ce49" table:formula="of:=IF([.K$38]=0;&quot;&quot;;COM.FINANCIALS.GETINFO.PYTHON.FINANCIALSIMPL.GETREALTIME([.K$38];[.$C49];[.$B$3]))" office:value-type="float" office:value="3339.19" calcext:value-type="float">
            <text:p>3339.1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4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38]=0;&quot;&quot;;COM.FINANCIALS.GETINFO.PYTHON.FINANCIALSIMPL.GETREALTIME([.E$38];[.$C50];[.$B$3]))" office:value-type="float" office:value="0.95" calcext:value-type="float">
            <text:p>0.95</text:p>
          </table:table-cell>
          <table:table-cell table:style-name="ce7"/>
          <table:table-cell table:style-name="ce49" table:formula="of:=IF([.G$38]=0;&quot;&quot;;COM.FINANCIALS.GETINFO.PYTHON.FINANCIALSIMPL.GETREALTIME([.G$38];[.$C50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0];[.$B$3]))" office:value-type="float" office:value="13795.24" calcext:value-type="float">
            <text:p>13795.24</text:p>
          </table:table-cell>
          <table:table-cell table:style-name="ce7"/>
          <table:table-cell table:style-name="ce49" table:formula="of:=IF([.K$38]=0;&quot;&quot;;COM.FINANCIALS.GETINFO.PYTHON.FINANCIALSIMPL.GETREALTIME([.K$38];[.$C50];[.$B$3]))" office:value-type="float" office:value="3588.11" calcext:value-type="float">
            <text:p>3588.1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38]=0;&quot;&quot;;COM.FINANCIALS.GETINFO.PYTHON.FINANCIALSIMPL.GETREALTIME([.E$38];[.$C51];[.$B$3]))" office:value-type="float" office:value="0.8274" calcext:value-type="float">
            <text:p>0.8274</text:p>
          </table:table-cell>
          <table:table-cell table:style-name="ce7"/>
          <table:table-cell table:style-name="ce49" table:formula="of:=IF([.G$38]=0;&quot;&quot;;COM.FINANCIALS.GETINFO.PYTHON.FINANCIALSIMPL.GETREALTIME([.G$38];[.$C51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1];[.$B$3]))" office:value-type="float" office:value="8255.65" calcext:value-type="float">
            <text:p>8255.65</text:p>
          </table:table-cell>
          <table:table-cell table:style-name="ce7"/>
          <table:table-cell table:style-name="ce49" table:formula="of:=IF([.K$38]=0;&quot;&quot;;COM.FINANCIALS.GETINFO.PYTHON.FINANCIALSIMPL.GETREALTIME([.K$38];[.$C51];[.$B$3]))" office:value-type="float" office:value="2191.86" calcext:value-type="float">
            <text:p>2191.8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38]=0;&quot;&quot;;COM.FINANCIALS.GETINFO.PYTHON.FINANCIALSIMPL.GETREALTIME([.E$38];[.$C5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38]=0;&quot;&quot;;COM.FINANCIALS.GETINFO.PYTHON.FINANCIALSIMPL.GETREALTIME([.E$38];[.$C5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3];[.$B$3]))" office:value-type="float" office:value="23900000" calcext:value-type="float">
            <text:p>23900000</text:p>
          </table:table-cell>
          <table:table-cell table:style-name="ce7"/>
          <table:table-cell table:style-name="ce49" table:formula="of:=IF([.K$38]=0;&quot;&quot;;COM.FINANCIALS.GETINFO.PYTHON.FINANCIALSIMPL.GETREALTIME([.K$38];[.$C53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38]=0;&quot;&quot;;COM.FINANCIALS.GETINFO.PYTHON.FINANCIALSIMPL.GETREALTIME([.E$38];[.$C5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5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BETA</text:p>
          </table:table-cell>
          <table:table-cell table:style-name="ce16" office:value-type="float" office:value="67" calcext:value-type="float">
            <text:p>67</text:p>
          </table:table-cell>
          <table:table-cell table:style-name="ce7"/>
          <table:table-cell table:style-name="ce49" table:formula="of:=IF([.E$38]=0;&quot;&quot;;COM.FINANCIALS.GETINFO.PYTHON.FINANCIALSIMPL.GETREALTIME([.E$38];[.$C5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5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PS</text:p>
          </table:table-cell>
          <table:table-cell table:style-name="ce16" office:value-type="float" office:value="68" calcext:value-type="float">
            <text:p>68</text:p>
          </table:table-cell>
          <table:table-cell table:style-name="ce7"/>
          <table:table-cell table:style-name="ce49" table:formula="of:=IF([.E$38]=0;&quot;&quot;;COM.FINANCIALS.GETINFO.PYTHON.FINANCIALSIMPL.GETREALTIME([.E$38];[.$C5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6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E_RATIO</text:p>
          </table:table-cell>
          <table:table-cell table:style-name="ce16" office:value-type="float" office:value="69" calcext:value-type="float">
            <text:p>69</text:p>
          </table:table-cell>
          <table:table-cell table:style-name="ce7"/>
          <table:table-cell table:style-name="ce49" table:formula="of:=IF([.E$38]=0;&quot;&quot;;COM.FINANCIALS.GETINFO.PYTHON.FINANCIALSIMPL.GETREALTIME([.E$38];[.$C57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57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57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57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5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</text:p>
          </table:table-cell>
          <table:table-cell table:style-name="ce16" office:value-type="float" office:value="70" calcext:value-type="float">
            <text:p>70</text:p>
          </table:table-cell>
          <table:table-cell table:style-name="ce7"/>
          <table:table-cell table:style-name="ce49" table:formula="of:=IF([.E$38]=0;&quot;&quot;;COM.FINANCIALS.GETINFO.PYTHON.FINANCIALSIMPL.GETREALTIME([.E$38];[.$C5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58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5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58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5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DIV_YIELD</text:p>
          </table:table-cell>
          <table:table-cell table:style-name="ce16" office:value-type="float" office:value="71" calcext:value-type="float">
            <text:p>71</text:p>
          </table:table-cell>
          <table:table-cell table:style-name="ce7"/>
          <table:table-cell table:style-name="ce49" table:formula="of:=IF([.E$38]=0;&quot;&quot;;COM.FINANCIALS.GETINFO.PYTHON.FINANCIALSIMPL.GETREALTIME([.E$38];[.$C59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59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59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59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5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_DIV_DATE</text:p>
          </table:table-cell>
          <table:table-cell table:style-name="ce16" office:value-type="float" office:value="72" calcext:value-type="float">
            <text:p>72</text:p>
          </table:table-cell>
          <table:table-cell table:style-name="ce7"/>
          <table:table-cell table:style-name="ce49" table:formula="of:=IF([.E$38]=0;&quot;&quot;;COM.FINANCIALS.GETINFO.PYTHON.FINANCIALSIMPL.GETREALTIME([.E$38];[.$C6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60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60];[.$B$3]))" office:value-type="string" office:string-value="" calcext:value-type="error">
            <text:p>#N/A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 table:formula="of:=IF([.S$38]=0;&quot;&quot;;COM.FINANCIALS.GETINFO.PYTHON.FINANCIALSIMPL.GETREALTIME([.S$38];[.$C6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PAYOUT_RATIO</text:p>
          </table:table-cell>
          <table:table-cell table:style-name="ce16" office:value-type="float" office:value="73" calcext:value-type="float">
            <text:p>73</text:p>
          </table:table-cell>
          <table:table-cell table:style-name="ce7"/>
          <table:table-cell table:style-name="ce49" table:formula="of:=IF([.E$38]=0;&quot;&quot;;COM.FINANCIALS.GETINFO.PYTHON.FINANCIALSIMPL.GETREALTIME([.E$38];[.$C61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G$38]=0;&quot;&quot;;COM.FINANCIALS.GETINFO.PYTHON.FINANCIALSIMPL.GETREALTIME([.G$38];[.$C61];[.$B$3]))">
            <text:p/>
          </table:table-cell>
          <table:table-cell table:style-name="ce30"/>
          <table:table-cell table:style-name="ce49" table:formula="of:=IF([.I$38]=0;&quot;&quot;;COM.FINANCIALS.GETINFO.PYTHON.FINANCIALSIMPL.GETREALTIME([.I$38];[.$C61];[.$B$3]))" office:value-type="string" office:string-value="" calcext:value-type="error">
            <text:p>#N/A</text:p>
          </table:table-cell>
          <table:table-cell table:style-name="ce30"/>
          <table:table-cell table:style-name="ce49" table:formula="of:=IF([.K$38]=0;&quot;&quot;;COM.FINANCIALS.GETINFO.PYTHON.FINANCIALSIMPL.GETREALTIME([.K$38];[.$C61];[.$B$3]))" office:value-type="string" office:string-value="" calcext:value-type="error">
            <text:p>#N/A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49" table:formula="of:=IF([.S$38]=0;&quot;&quot;;COM.FINANCIALS.GETINFO.PYTHON.FINANCIALSIMPL.GETREALTIME([.S$38];[.$C6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 table:formula="of:=IF([.E$38]=0;&quot;&quot;;COM.FINANCIALS.GETINFO.PYTHON.FINANCIALSIMPL.GETREALTIME([.E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49" table:formula="of:=IF([.G$38]=0;&quot;&quot;;COM.FINANCIALS.GETINFO.PYTHON.FINANCIALSIMPL.GETREALTIME([.G$38];[.$C62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49" table:formula="of:=IF([.K$38]=0;&quot;&quot;;COM.FINANCIALS.GETINFO.PYTHON.FINANCIALSIMPL.GETREALTIME([.K$38];[.$C6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2];[.$B$3]))" office:value-type="string" office:string-value="Data doesn't exist - 98" calcext:value-type="string">
            <text:p>Data doesn't exist - 9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 table:formula="of:=IF([.E$38]=0;&quot;&quot;;COM.FINANCIALS.GETINFO.PYTHON.FINANCIALSIMPL.GETREALTIME([.E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49" table:formula="of:=IF([.G$38]=0;&quot;&quot;;COM.FINANCIALS.GETINFO.PYTHON.FINANCIALSIMPL.GETREALTIME([.G$38];[.$C63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49" table:formula="of:=IF([.K$38]=0;&quot;&quot;;COM.FINANCIALS.GETINFO.PYTHON.FINANCIALSIMPL.GETREALTIME([.K$38];[.$C6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3];[.$B$3]))" office:value-type="string" office:string-value="Data doesn't exist - 99" calcext:value-type="string">
            <text:p>Data doesn't exist - 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38]=0;&quot;&quot;;COM.FINANCIALS.GETINFO.PYTHON.FINANCIALSIMPL.GETREALTIME([.E$38];[.$C64];[.$B$3]))" office:value-type="string" office:string-value="EURGBP" calcext:value-type="string">
            <text:p>EURGBP</text:p>
          </table:table-cell>
          <table:table-cell table:style-name="ce7"/>
          <table:table-cell table:style-name="ce49" table:formula="of:=IF([.G$38]=0;&quot;&quot;;COM.FINANCIALS.GETINFO.PYTHON.FINANCIALSIMPL.GETREALTIME([.G$38];[.$C64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4];[.$B$3]))" office:value-type="string" office:string-value="DAXX:GER" calcext:value-type="string">
            <text:p>DAXX:GER</text:p>
          </table:table-cell>
          <table:table-cell table:style-name="ce7"/>
          <table:table-cell table:style-name="ce49" table:formula="of:=IF([.K$38]=0;&quot;&quot;;COM.FINANCIALS.GETINFO.PYTHON.FINANCIALSIMPL.GETREALTIME([.K$38];[.$C64];[.$B$3]))" office:value-type="string" office:string-value="INX:IOM" calcext:value-type="string">
            <text:p>INX:IOM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38]=0;&quot;&quot;;COM.FINANCIALS.GETINFO.PYTHON.FINANCIALSIMPL.GETREALTIME([.E$38];[.$C6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8]=0;&quot;&quot;;COM.FINANCIALS.GETINFO.PYTHON.FINANCIALSIMPL.GETREALTIME([.G$38];[.$C65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8]=0;&quot;&quot;;COM.FINANCIALS.GETINFO.PYTHON.FINANCIALSIMPL.GETREALTIME([.K$38];[.$C6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38]=0;&quot;&quot;;COM.FINANCIALS.GETINFO.PYTHON.FINANCIALSIMPL.GETREALTIME([.E$38];[.$C6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G$38]=0;&quot;&quot;;COM.FINANCIALS.GETINFO.PYTHON.FINANCIALSIMPL.GETREALTIME([.G$38];[.$C66];[.$B$3]))">
            <text:p/>
          </table:table-cell>
          <table:table-cell table:style-name="ce7"/>
          <table:table-cell table:style-name="ce49" table:formula="of:=IF([.I$38]=0;&quot;&quot;;COM.FINANCIALS.GETINFO.PYTHON.FINANCIALSIMPL.GETREALTIME([.I$38];[.$C66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K$38]=0;&quot;&quot;;COM.FINANCIALS.GETINFO.PYTHON.FINANCIALSIMPL.GETREALTIME([.K$38];[.$C66];[.$B$3]))" office:value-type="string" office:string-value="USD" calcext:value-type="string">
            <text:p>USD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4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38]=0;&quot;&quot;;COM.FINANCIALS.GETINFO.PYTHON.FINANCIALSIMPL.GETREALTIME([.E$38];[.$C67];[.$B$3]))" office:value-type="string" office:string-value="Euro/UK Pound Sterling FX Cross Rate" calcext:value-type="string">
            <text:p>Euro/UK Pound Sterling FX Cross Rate</text:p>
          </table:table-cell>
          <table:table-cell table:style-name="ce24"/>
          <table:table-cell table:style-name="ce25" table:formula="of:=IF([.G$38]=0;&quot;&quot;;COM.FINANCIALS.GETINFO.PYTHON.FINANCIALSIMPL.GETREALTIME([.G$38];[.$C67];[.$B$3]))">
            <text:p/>
          </table:table-cell>
          <table:table-cell table:style-name="ce24"/>
          <table:table-cell table:style-name="ce25" table:formula="of:=IF([.I$38]=0;&quot;&quot;;COM.FINANCIALS.GETINFO.PYTHON.FINANCIALSIMPL.GETREALTIME([.I$38];[.$C67];[.$B$3]))" office:value-type="string" office:string-value="GERMAN SE XETRA DAX INDEX" calcext:value-type="string">
            <text:p>GERMAN SE XETRA DAX INDEX</text:p>
          </table:table-cell>
          <table:table-cell table:style-name="ce24"/>
          <table:table-cell table:style-name="ce25" table:formula="of:=IF([.K$38]=0;&quot;&quot;;COM.FINANCIALS.GETINFO.PYTHON.FINANCIALSIMPL.GETREALTIME([.K$38];[.$C67];[.$B$3]))" office:value-type="string" office:string-value="S&amp;P 500 INDEX" calcext:value-type="string">
            <text:p>S&amp;P 500 INDEX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37" table:formula="of:=IF([.S$38]=0;&quot;&quot;;COM.FINANCIALS.GETINFO.PYTHON.FINANCIALSIMPL.GETREALTIME([.S$38];[.$C6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38]=0;&quot;&quot;;COM.FINANCIALS.GETINFO.PYTHON.FINANCIALSIMPL.GETREALTIME([.E$38];[.$C6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38]=0;&quot;&quot;;COM.FINANCIALS.GETINFO.PYTHON.FINANCIALSIMPL.GETREALTIME([.G$38];[.$C68];[.$B$3]))">
            <text:p/>
          </table:table-cell>
          <table:table-cell table:style-name="ce7"/>
          <table:table-cell table:style-name="ce53" table:formula="of:=IF([.I$38]=0;&quot;&quot;;COM.FINANCIALS.GETINFO.PYTHON.FINANCIALSIMPL.GETREALTIME([.I$38];[.$C6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38]=0;&quot;&quot;;COM.FINANCIALS.GETINFO.PYTHON.FINANCIALSIMPL.GETREALTIME([.K$38];[.$C68];[.$B$3]))" office:value-type="string" office:string-value="BST" calcext:value-type="string">
            <text:p>BST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49" table:formula="of:=IF([.S$38]=0;&quot;&quot;;COM.FINANCIALS.GETINFO.PYTHON.FINANCIALSIMPL.GETREALTIME([.S$38];[.$C6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06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3" table:number-columns-repeated="61" table:default-cell-style-name="ce52"/>
        <table:table-row table:style-name="ro1">
          <table:table-cell table:number-columns-repeated="64"/>
        </table:table-row>
        <table:table-row table:style-name="ro1">
          <table:table-cell table:style-name="ce57" office:value-type="string" calcext:value-type="string">
            <text:p>Sources</text:p>
          </table:table-cell>
          <table:table-cell table:style-name="ce5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8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57" office:value-type="string" calcext:value-type="string">
            <text:p>Identifiers</text:p>
          </table:table-cell>
          <table:table-cell table:style-name="ce5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GOOGLE</text:p>
          </table:table-cell>
          <table:table-cell table:style-name="ce58" office:value-type="string" calcext:value-type="string">
            <text:p>YAHOO</text:p>
          </table:table-cell>
          <table:table-cell table:style-name="ce58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060</text:p>
          </table:table-cell>
          <table:table-cell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RX</text:p>
          </table:table-cell>
          <table:table-cell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FIAX</text:p>
          </table:table-cell>
          <table:table-cell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86"/>
        <table:table-column table:style-name="co9" table:default-cell-style-name="ce86"/>
        <table:table-column table:style-name="co3" table:default-cell-style-name="ce90"/>
        <table:table-column table:style-name="co5" table:default-cell-style-name="ce86"/>
        <table:table-column table:style-name="co11" table:default-cell-style-name="ce96"/>
        <table:table-column table:style-name="co5" table:default-cell-style-name="ce86"/>
        <table:table-column table:style-name="co11" table:default-cell-style-name="ce96"/>
        <table:table-column table:style-name="co5" table:default-cell-style-name="ce86"/>
        <table:table-column table:style-name="co11" table:default-cell-style-name="ce96"/>
        <table:table-column table:style-name="co5" table:default-cell-style-name="ce86"/>
        <table:table-column table:style-name="co11" table:default-cell-style-name="ce96"/>
        <table:table-column table:style-name="co5" table:default-cell-style-name="ce86"/>
        <table:table-column table:style-name="co11" table:default-cell-style-name="ce96"/>
        <table:table-column table:style-name="co3" table:number-columns-repeated="51" table:default-cell-style-name="ce86"/>
        <table:table-row table:style-name="ro1">
          <table:table-cell table:number-columns-repeated="4"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/>
          <table:table-cell table:style-name="ce92"/>
          <table:table-cell table:number-columns-repeated="51"/>
        </table:table-row>
        <table:table-row table:style-name="ro1">
          <table:table-cell table:style-name="ce87" table:number-columns-repeated="4"/>
          <table:table-cell table:style-name="ce93" office:value-type="string" calcext:value-type="string">
            <text:p>IBM</text:p>
          </table:table-cell>
          <table:table-cell table:style-name="ce87"/>
          <table:table-cell table:style-name="ce93" office:value-type="string" calcext:value-type="string">
            <text:p>INTC</text:p>
          </table:table-cell>
          <table:table-cell table:style-name="ce87"/>
          <table:table-cell table:style-name="ce93" office:value-type="string" calcext:value-type="string">
            <text:p>VOD.L</text:p>
          </table:table-cell>
          <table:table-cell table:style-name="ce87"/>
          <table:table-cell table:style-name="ce93" office:value-type="string" calcext:value-type="string">
            <text:p>SAP.DE</text:p>
          </table:table-cell>
          <table:table-cell table:style-name="ce87"/>
          <table:table-cell table:style-name="ce93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87" table:number-columns-repeated="4"/>
          <table:table-cell table:style-name="ce94" office:value-type="string" calcext:value-type="string">
            <text:p>YAHOO</text:p>
          </table:table-cell>
          <table:table-cell table:style-name="ce87"/>
          <table:table-cell table:style-name="ce94" office:value-type="string" calcext:value-type="string">
            <text:p>YAHOO</text:p>
          </table:table-cell>
          <table:table-cell table:style-name="ce87"/>
          <table:table-cell table:style-name="ce94" office:value-type="string" calcext:value-type="string">
            <text:p>YAHOO</text:p>
          </table:table-cell>
          <table:table-cell table:style-name="ce87"/>
          <table:table-cell table:style-name="ce94" office:value-type="string" calcext:value-type="string">
            <text:p>YAHOO</text:p>
          </table:table-cell>
          <table:table-cell table:style-name="ce87"/>
          <table:table-cell table:style-name="ce94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87" table:number-columns-repeated="4"/>
          <table:table-cell table:style-name="ce95" office:value-type="date" office:date-value="2017-12-29" calcext:value-type="date">
            <text:p>2017-12-29</text:p>
          </table:table-cell>
          <table:table-cell table:style-name="ce87"/>
          <table:table-cell table:style-name="ce95" office:value-type="date" office:date-value="2017-12-29" calcext:value-type="date">
            <text:p>2017-12-29</text:p>
          </table:table-cell>
          <table:table-cell table:style-name="ce87"/>
          <table:table-cell table:style-name="ce95" office:value-type="date" office:date-value="2017-12-29" calcext:value-type="date">
            <text:p>2017-12-29</text:p>
          </table:table-cell>
          <table:table-cell table:style-name="ce87"/>
          <table:table-cell table:style-name="ce95" office:value-type="date" office:date-value="2017-12-29" calcext:value-type="date">
            <text:p>2017-12-29</text:p>
          </table:table-cell>
          <table:table-cell table:style-name="ce87"/>
          <table:table-cell table:style-name="ce95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8" office:value-type="string" calcext:value-type="string">
            <text:p>Field</text:p>
          </table:table-cell>
          <table:table-cell table:style-name="ce87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92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92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92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92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2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92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92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92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92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2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92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92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92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92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2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92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92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92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92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2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92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92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92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92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2" table:formula="of:=COM.FINANCIALS.GETINFO.PYTHON.FINANCIALSIMPL.GETHISTORIC([.E$2];[.$C12];[.E$4];[.E$3])" office:value-type="float" office:value="135.013367" calcext:value-type="float">
            <text:p>135.013367</text:p>
          </table:table-cell>
          <table:table-cell/>
          <table:table-cell table:style-name="ce92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92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92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92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89" table:formula="of:=  TEXT([.C14];&quot;ddd&quot;)" office:value-type="string" office:string-value="Mon" calcext:value-type="string">
            <text:p>Mon</text:p>
          </table:table-cell>
          <table:table-cell table:style-name="ce91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15];&quot;ddd&quot;)" office:value-type="string" office:string-value="Mon" calcext:value-type="string">
            <text:p>Mon</text:p>
          </table:table-cell>
          <table:table-cell table:style-name="ce91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16];&quot;ddd&quot;)" office:value-type="string" office:string-value="Tue" calcext:value-type="string">
            <text:p>Tue</text:p>
          </table:table-cell>
          <table:table-cell table:style-name="ce91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17];&quot;ddd&quot;)" office:value-type="string" office:string-value="Fri" calcext:value-type="string">
            <text:p>Fri</text:p>
          </table:table-cell>
          <table:table-cell table:style-name="ce91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18];&quot;ddd&quot;)" office:value-type="string" office:string-value="Tue" calcext:value-type="string">
            <text:p>Tue</text:p>
          </table:table-cell>
          <table:table-cell table:style-name="ce91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19];&quot;ddd&quot;)" office:value-type="string" office:string-value="Wed" calcext:value-type="string">
            <text:p>Wed</text:p>
          </table:table-cell>
          <table:table-cell table:style-name="ce91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0];&quot;ddd&quot;)" office:value-type="string" office:string-value="Fri" calcext:value-type="string">
            <text:p>Fri</text:p>
          </table:table-cell>
          <table:table-cell table:style-name="ce91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1];&quot;ddd&quot;)" office:value-type="string" office:string-value="Mon" calcext:value-type="string">
            <text:p>Mon</text:p>
          </table:table-cell>
          <table:table-cell table:style-name="ce91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2];&quot;ddd&quot;)" office:value-type="string" office:string-value="Thu" calcext:value-type="string">
            <text:p>Thu</text:p>
          </table:table-cell>
          <table:table-cell table:style-name="ce91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3];&quot;ddd&quot;)" office:value-type="string" office:string-value="Tue" calcext:value-type="string">
            <text:p>Tue</text:p>
          </table:table-cell>
          <table:table-cell table:style-name="ce91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4];&quot;ddd&quot;)" office:value-type="string" office:string-value="Tue" calcext:value-type="string">
            <text:p>Tue</text:p>
          </table:table-cell>
          <table:table-cell table:style-name="ce91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5];&quot;ddd&quot;)" office:value-type="string" office:string-value="Thu" calcext:value-type="string">
            <text:p>Thu</text:p>
          </table:table-cell>
          <table:table-cell table:style-name="ce91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6];&quot;ddd&quot;)" office:value-type="string" office:string-value="Tue" calcext:value-type="string">
            <text:p>Tue</text:p>
          </table:table-cell>
          <table:table-cell table:style-name="ce91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7];&quot;ddd&quot;)" office:value-type="string" office:string-value="Wed" calcext:value-type="string">
            <text:p>Wed</text:p>
          </table:table-cell>
          <table:table-cell table:style-name="ce91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8];&quot;ddd&quot;)" office:value-type="string" office:string-value="Wed" calcext:value-type="string">
            <text:p>Wed</text:p>
          </table:table-cell>
          <table:table-cell table:style-name="ce91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29];&quot;ddd&quot;)" office:value-type="string" office:string-value="Mon" calcext:value-type="string">
            <text:p>Mon</text:p>
          </table:table-cell>
          <table:table-cell table:style-name="ce91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0];&quot;ddd&quot;)" office:value-type="string" office:string-value="Tue" calcext:value-type="string">
            <text:p>Tue</text:p>
          </table:table-cell>
          <table:table-cell table:style-name="ce91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1];&quot;ddd&quot;)" office:value-type="string" office:string-value="Thu" calcext:value-type="string">
            <text:p>Thu</text:p>
          </table:table-cell>
          <table:table-cell table:style-name="ce91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2];&quot;ddd&quot;)" office:value-type="string" office:string-value="Mon" calcext:value-type="string">
            <text:p>Mon</text:p>
          </table:table-cell>
          <table:table-cell table:style-name="ce91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3];&quot;ddd&quot;)" office:value-type="string" office:string-value="Tue" calcext:value-type="string">
            <text:p>Tue</text:p>
          </table:table-cell>
          <table:table-cell table:style-name="ce91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4];&quot;ddd&quot;)" office:value-type="string" office:string-value="Fri" calcext:value-type="string">
            <text:p>Fri</text:p>
          </table:table-cell>
          <table:table-cell table:style-name="ce91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5];&quot;ddd&quot;)" office:value-type="string" office:string-value="Mon" calcext:value-type="string">
            <text:p>Mon</text:p>
          </table:table-cell>
          <table:table-cell table:style-name="ce91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6];&quot;ddd&quot;)" office:value-type="string" office:string-value="Wed" calcext:value-type="string">
            <text:p>Wed</text:p>
          </table:table-cell>
          <table:table-cell table:style-name="ce91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9" table:formula="of:=  TEXT([.C37];&quot;ddd&quot;)" office:value-type="string" office:string-value="Fri" calcext:value-type="string">
            <text:p>Fri</text:p>
          </table:table-cell>
          <table:table-cell table:style-name="ce91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52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e8d91a1100{, supportedInterfaces={com.sun.star.uno.XComponentContext,com.sun.star.container.XNameContainer,com.sun.star.lang.XTypeProvider,com.sun.star.uno.XWeak,com.sun.star.lang.XComponent}}&#10;id(self)=140640637629456&#10;version=2.2.0&#10;file=/home/christian/.config/libreoffice/4/user/uno_packages/cache/uno_packages/lu13209rf1i03.tmp_/Financials-Extension.oxt/financials.py&#10;cwd=/home/christian&#10;home=/home/christian&#10;uname=Linux i9570 5.3.0-64-generic #58-Ubuntu SMP Fri Jul 10 19:33:51 UTC 2020 x86_64 x86_64&#10;pid=8646&#10;sys.executable=/usr/bin/python3&#10;sys.version=3.7.5 (default, Apr 19 2020, 20:18:17)  [GCC 9.2.1 20191008]" calcext:value-type="string">
            <text:p>ctx=pyuno object (com.sun.star.uno.XComponentContext)0x55e8d91a1100{, supportedInterfaces={com.sun.star.uno.XComponentContext,com.sun.star.container.XNameContainer,com.sun.star.lang.XTypeProvider,com.sun.star.uno.XWeak,com.sun.star.lang.XComponent}}</text:p>
            <text:p>id(self)=140640637629456</text:p>
            <text:p>version=2.2.0</text:p>
            <text:p>file=/home/christian/.config/libreoffice/4/user/uno_packages/cache/uno_packages/lu13209rf1i03.tmp_/Financials-Extension.oxt/financials.py</text:p>
            <text:p>cwd=/home/christian</text:p>
            <text:p>home=/home/christian</text:p>
            <text:p>uname=Linux i9570 5.3.0-64-generic #58-Ubuntu SMP Fri Jul 10 19:33:51 UTC 2020 x86_64 x86_64</text:p>
            <text:p>pid=8646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3:01:15.54526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4T16:28:58.572316399</meta:creation-date>
    <meta:editing-duration>P1DT5H53M29S</meta:editing-duration>
    <meta:editing-cycles>17</meta:editing-cycles>
    <meta:generator>LibreOffice/6.3.5.2$Linux_X86_64 LibreOffice_project/30$Build-2</meta:generator>
    <dc:date>2020-09-11T13:05:36.399836087</dc:date>
    <meta:document-statistic meta:table-count="4" meta:cell-count="782" meta:object-count="0"/>
  </office:meta>
</office:document-meta>
</file>